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108cm" svg:height="0.596cm" svg:x="10.447cm" svg:y="0.132cm" draw:caption-point-x="-5.284cm" draw:caption-point-y="0.33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10.823cm" svg:y="6.813cm" draw:caption-point-x="-5.66cm" draw:caption-point-y="0.29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</text:p>
          </table:table-cell>
          <table:table-cell table:number-columns-repeated="2" table:style-name="Default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_DESC</text:p>
          </table:table-cell>
          <table:table-cell table:style-name="Default" office:value-type="string" calcext:value-type="string">
            <text:p>Arcade game.</text:p>
          </table:table-cell>
          <table:table-cell table:style-name="Default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</text:p>
          </table:table-cell>
          <table:table-cell table:style-name="Default" office:value-type="string" calcext:value-type="string">
            <text:p>Browser</text:p>
          </table:table-cell>
          <table:table-cell table:style-name="Default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_DESC</text:p>
          </table:table-cell>
          <table:table-cell table:style-name="Default" office:value-type="string" calcext:value-type="string">
            <text:p>Playable directly inside one’s browser. (Chrome, Firefox, Edge…)</text:p>
          </table:table-cell>
          <table:table-cell table:style-name="Default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13:14:56.8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3T13:15:04.612000000</dc:date>
    <meta:editing-duration>PT1H8M14S</meta:editing-duration>
    <meta:editing-cycles>12</meta:editing-cycles>
    <meta:generator>LibreOffice/7.3.2.2$Windows_X86_64 LibreOffice_project/49f2b1bff42cfccbd8f788c8dc32c1c309559be0</meta:generator>
    <meta:document-statistic meta:table-count="1" meta:cell-count="96" meta:object-count="0"/>
  </office:meta>
</office:document-meta>
</file>